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text-align="center" style:justify-single-word="false"/>
      <style:text-properties fo:font-size="14pt" style:font-size-asian="14pt" style:font-size-complex="14pt"/>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rsid="000a3eaa" officeooo:paragraph-rsid="000a3eaa"/>
    </style:style>
    <style:style style:name="P4" style:family="paragraph" style:parent-style-name="Text_20_body">
      <style:paragraph-properties fo:text-align="justify" style:justify-single-word="false"/>
    </style:style>
    <style:style style:name="T1" style:family="text">
      <style:text-properties officeooo:rsid="000a3eaa"/>
    </style:style>
    <style:style style:name="T2" style:family="text">
      <style:text-properties fo:color="#ce181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Create a linked list of digits from user input</text:h>
      <text:p text:style-name="Standard"/>
      <text:p text:style-name="P4">We wish the user to enter <text:span text:style-name="T1">the</text:span> digits. Now, one way to do that would have the user hit Enter after each individual digit-- so 3, Enter, 5, Enter, 7, Enter, 1, Enter. But that's not the way you would normally enter an integer with five digits. You would want to enter them one after the other. However, if we wanted to read those integers with a %d, <text:span text:style-name="T2">they would all be read together</text:span>. So what we rather want to do is <text:span text:style-name="T2">we want to read one character at a time and interpret that as a digit of our integers, thereby allowing arbitrarily long integers</text:span>. So we want to read these digits that the user enters as characters. For that, we will need a character. And we'll simply call it c. We will then very quickly convert that to an actual digit, a number, so to an integer.</text:p>
      <text:p text:style-name="P3">D = s -48;</text:p>
      <text:p text:style-name="P3"/>
      <text:p text:style-name="P3">#include &lt;stdio.h&gt;</text:p>
      <text:p text:style-name="P3">#include &lt;stdlib.h&gt;</text:p>
      <text:p text:style-name="P3"/>
      <text:p text:style-name="P3">struct digit {</text:p>
      <text:p text:style-name="P3"><text:s text:c="4"/>int num;</text:p>
      <text:p text:style-name="P3"><text:s text:c="4"/>struct digit *next;</text:p>
      <text:p text:style-name="P3">};</text:p>
      <text:p text:style-name="P3"/>
      <text:p text:style-name="P3">struct digit * createDigit(int);</text:p>
      <text:p text:style-name="P3">struct digit * append(struct digit * end, struct digit * newDigptr);</text:p>
      <text:p text:style-name="P3">void printNumber(struct digit *);</text:p>
      <text:p text:style-name="P3">void freeNumber(struct digit *start);</text:p>
      <text:p text:style-name="P3">struct digit * readNumber();</text:p>
      <text:p text:style-name="P3"/>
      <text:p text:style-name="P3">int main(void) {</text:p>
      <text:p text:style-name="P3"><text:s text:c="4"/>//! stack = showMemory(start=65520)</text:p>
      <text:p text:style-name="P3"><text:s text:c="4"/>struct digit *start;</text:p>
      <text:p text:style-name="P3"><text:s text:c="4"/>printf("Please enter a number: ");</text:p>
      <text:p text:style-name="P3"><text:s text:c="4"/>start = readNumber();</text:p>
      <text:p text:style-name="P3"><text:s text:c="4"/>printNumber(start);</text:p>
      <text:p text:style-name="P3"><text:s text:c="4"/>freeNumber(start);</text:p>
      <text:p text:style-name="P3"><text:s text:c="4"/>return 0;</text:p>
      <text:p text:style-name="P3">}</text:p>
      <text:p text:style-name="P3"/>
      <text:p text:style-name="P3">struct digit *createDigit(int dig) {</text:p>
      <text:p text:style-name="P3"><text:s text:c="4"/>struct digit *ptr;</text:p>
      <text:p text:style-name="P3"><text:s text:c="4"/>ptr = (struct digit *) malloc(sizeof(struct digit));</text:p>
      <text:p text:style-name="P3"><text:s text:c="4"/>ptr-&gt;num = dig;</text:p>
      <text:p text:style-name="P3"><text:s text:c="4"/>ptr-&gt;next = NULL;</text:p>
      <text:p text:style-name="P3"><text:s text:c="4"/>return ptr;</text:p>
      <text:p text:style-name="P3">}</text:p>
      <text:p text:style-name="P3"/>
      <text:p text:style-name="P3">struct digit * append(struct digit * end, struct digit * newDigptr) {</text:p>
      <text:p text:style-name="P3"><text:s text:c="4"/>end-&gt;next = newDigptr;</text:p>
      <text:p text:style-name="P3"><text:soft-page-break/><text:s text:c="4"/>return(end-&gt;next);</text:p>
      <text:p text:style-name="P3">}</text:p>
      <text:p text:style-name="P3"/>
      <text:p text:style-name="P3">void printNumber(struct digit *start) {</text:p>
      <text:p text:style-name="P3"><text:s text:c="4"/>struct digit * ptr = start;</text:p>
      <text:p text:style-name="P3"><text:s text:c="4"/>while (ptr!=NULL) {</text:p>
      <text:p text:style-name="P3"><text:s text:c="8"/>printf("%d", ptr-&gt;num);</text:p>
      <text:p text:style-name="P3"><text:s text:c="8"/>ptr = ptr-&gt;next;</text:p>
      <text:p text:style-name="P3"><text:s text:c="4"/>}</text:p>
      <text:p text:style-name="P3"><text:s text:c="4"/>printf("\n");</text:p>
      <text:p text:style-name="P3">}</text:p>
      <text:p text:style-name="P3"/>
      <text:p text:style-name="P3">void freeNumber(struct digit *start) {</text:p>
      <text:p text:style-name="P3"><text:s text:c="4"/>struct digit * ptr = start;</text:p>
      <text:p text:style-name="P3"><text:s text:c="4"/>struct digit * tmp;</text:p>
      <text:p text:style-name="P3"><text:s text:c="4"/>while (ptr!=NULL) {</text:p>
      <text:p text:style-name="P3"><text:s text:c="8"/>tmp = ptr-&gt;next;</text:p>
      <text:p text:style-name="P3"><text:s text:c="8"/>free(ptr);</text:p>
      <text:p text:style-name="P3"><text:s text:c="8"/>ptr = tmp;</text:p>
      <text:p text:style-name="P3"><text:s text:c="4"/>}</text:p>
      <text:p text:style-name="P3">}</text:p>
      <text:p text:style-name="P3"/>
      <text:p text:style-name="P3">struct digit * readNumber() {</text:p>
      <text:p text:style-name="P3"><text:s text:c="4"/>//! heap=showMemory(start=309, cursors=[start, end, newptr])</text:p>
      <text:p text:style-name="P3"><text:s text:c="4"/>char c;</text:p>
      <text:p text:style-name="P3"><text:s text:c="4"/>int d;</text:p>
      <text:p text:style-name="P3"><text:s text:c="4"/>struct digit *start, *end, *newptr;</text:p>
      <text:p text:style-name="P3"><text:s text:c="4"/>start = NULL;</text:p>
      <text:p text:style-name="P3"><text:s text:c="4"/>scanf("%c", &amp;c);</text:p>
      <text:p text:style-name="P3"><text:s text:c="4"/>while (c!='\n') {</text:p>
      <text:p text:style-name="P3"><text:s text:c="8"/>d = c - 48;</text:p>
      <text:p text:style-name="P3"><text:s text:c="8"/>newptr = createDigit(d);</text:p>
      <text:p text:style-name="P3"><text:s text:c="8"/>if (start==NULL) {</text:p>
      <text:p text:style-name="P3"><text:s text:c="12"/>start = newptr;</text:p>
      <text:p text:style-name="P3"><text:s text:c="12"/>end = start;</text:p>
      <text:p text:style-name="P3"><text:s text:c="8"/>} else {</text:p>
      <text:p text:style-name="P3"><text:s text:c="12"/>end = append(end, newptr);</text:p>
      <text:p text:style-name="P3"><text:s text:c="8"/>}</text:p>
      <text:p text:style-name="P3"><text:s text:c="8"/>scanf("%c", &amp;c);</text:p>
      <text:p text:style-name="P3"><text:s text:c="4"/>}</text:p>
      <text:p text:style-name="P3"><text:s text:c="4"/>return start;</text:p>
      <text:p text:style-name="P3">}</text:p>
      <text:p text:style-name="P3"/>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2T21:30:11.237443641</meta:creation-date>
    <dc:date>2019-05-02T23:59:02.225962248</dc:date>
    <meta:editing-duration>PT1H28M17S</meta:editing-duration>
    <meta:editing-cycles>2</meta:editing-cycles>
    <meta:generator>LibreOffice/6.0.7.3$Linux_X86_64 LibreOffice_project/00m0$Build-3</meta:generator>
    <meta:document-statistic meta:table-count="0" meta:image-count="0" meta:object-count="0" meta:page-count="2" meta:paragraph-count="71" meta:word-count="372" meta:character-count="2394" meta:non-whitespace-character-count="1837"/>
  </office:meta>
</office:document-meta>
</file>